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4180000007AC07664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Albany" svg:font-family="Albany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Regular" style:font-family-generic="roman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ignature">
      <style:paragraph-properties fo:margin-left="0cm" fo:margin-right="0cm" fo:text-indent="0cm" style:auto-text-indent="false"/>
    </style:style>
    <style:style style:name="P4" style:family="paragraph" style:parent-style-name="Signature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Date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7" style:family="paragraph" style:parent-style-name="Date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alutation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9" style:family="paragraph" style:parent-style-name="Date">
      <style:text-properties fo:font-size="12pt" style:font-size-asian="12pt" style:font-size-complex="12pt"/>
    </style:style>
    <style:style style:name="P10" style:family="paragraph" style:parent-style-name="Opening">
      <style:paragraph-properties fo:break-before="auto" fo:break-after="auto"/>
      <style:text-properties fo:font-size="12pt" style:font-size-asian="12pt" style:font-size-complex="12pt"/>
    </style:style>
    <style:style style:name="P11" style:family="paragraph" style:parent-style-name="Text_20_body">
      <style:paragraph-properties fo:line-height="123%"/>
      <style:text-properties fo:font-size="12pt" style:font-size-asian="12pt" style:font-size-complex="12pt"/>
    </style:style>
    <style:style style:name="P12" style:family="paragraph" style:parent-style-name="Date" style:master-page-name="First_20_Page">
      <style:paragraph-properties fo:margin-left="0cm" fo:margin-right="0cm" fo:text-align="start" style:justify-single-word="false" fo:text-indent="0cm" style:auto-text-indent="false" style:page-number="auto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 0cm 0cm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o Whom it May Concern" text:name="Salutation"/>
        <text:user-field-decl office:value-type="string" office:string-value="Sincerely" text:name="Greeting"/>
        <text:user-field-decl office:value-type="string" office:string-value="" text:name="Company"/>
        <text:user-field-decl office:value-type="string" office:string-value="" text:name="Street"/>
        <text:user-field-decl office:value-type="string" office:string-value="" text:name="City"/>
        <text:user-field-decl office:value-type="string" office:string-value="" text:name="PostCode"/>
        <text:user-field-decl office:value-type="string" office:string-value="" text:name="State"/>
      </text:user-field-decls>
      <draw:frame draw:style-name="fr1" draw:name="Receiver Address" text:anchor-type="page" text:anchor-page-number="1" svg:x="1.983cm" svg:y="7.031cm" svg:width="7.444cm" draw:z-index="0">
        <draw:text-box fo:min-height="2.512cm">
          <text:p text:style-name="P1">Jan de Leeuw</text:p>
          <text:p text:style-name="P1">Editor-in-Chief</text:p>
          <text:p text:style-name="P1">Journal of Statistical Software</text:p>
          <text:p text:style-name="Standard"/>
        </draw:text-box>
      </draw:frame>
      <text:p text:style-name="P12"><text:date style:data-style-name="N76" text:date-value="2008-12-22T22:37:40">December 22, 2008</text:date></text:p>
      <text:p text:style-name="P6"/>
      <text:p text:style-name="P9"/>
      <text:p text:style-name="P7">PyMC user guide submission to JSS</text:p>
      <text:p text:style-name="P10">Mr. de Leeuw, </text:p>
      <text:p text:style-name="P11">On behalf of the developers of PyMC, I am glad to submit the user guide of PyMC 2.0 to the Journal of Statistical Software for review and eventual publication. PyMC is a Python package designed to code Bayesian statistical problems and solve them using MCMC algorithms. It is flexible and extensible, and users generally report that it makes sampling <text:span text:style-name="T1">amazingly simple</text:span>. We hope that the publication of the user guide in JSS will attract new users and elicit feedback from the statistical community. </text:p>
      <text:p text:style-name="P11"/>
      <text:p text:style-name="P11">The document submitted for evaluation is a slightly modified version of the guide included with the second release candidate of PyMC 2.0. The official release of PyMC 2.0 is planned for the week of January 5<text:span text:style-name="T2">th</text:span> 2009, and suggestions by the reviewers will be included in a later point release. Instructions to download and install the code are included in the user guide. </text:p>
      <text:p text:style-name="P8"><text:user-field-get text:name="Greeting">Sincerely</text:user-field-get>,</text:p>
      <text:p text:style-name="P4"><text:sender-firstname>David</text:sender-firstname> <text:sender-lastname>Huard</text:sender-lastname></text:p>
      <text:p text:style-name="P5">PyMC release manager</text:p>
      <text:p text:style-name="P3"><text:sender-positio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Albany" svg:font-family="Albany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2" svg:font-family="Thorndale" style:font-adornments="Bold" style:font-family-generic="roman" style:font-pitch="variable"/>
    <style:font-face style:name="Thorndale1" svg:font-family="Thorndale" style:font-adornments="Regular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size="10pt" fo:letter-spacing="0.004cm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fo:text-indent="0cm" style:auto-text-indent="false" fo:keep-with-next="always"/>
      <style:text-properties fo:font-size="10pt"/>
    </style:style>
    <style:style style:name="Signature" style:family="paragraph" style:parent-style-name="Standard" style:next-style-name="Standard" style:class="text">
      <style:paragraph-properties fo:margin-left="8.5cm" fo:margin-right="0cm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Header" style:family="paragraph" style:parent-style-name="Heading" style:class="extra">
      <style:paragraph-properties fo:text-align="center" style:justify-single-word="false" fo:background-color="transparent" fo:padding="0.15cm" fo:border-left="none" fo:border-right="none" fo:border-top="none" fo:border-bottom="0.002cm solid #00000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Thorndale2" fo:font-size="14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center" style:justify-single-word="false" fo:background-color="transparent">
        <style:tab-stops>
          <style:tab-stop style:position="8.5cm" style:type="center"/>
          <style:tab-stop style:position="17.002cm" style:type="right"/>
        </style:tab-stops>
        <style:background-image/>
      </style:paragraph-properties>
      <style:text-properties fo:font-size="9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/>
    </style:style>
    <style:style style:name="Subject" style:family="paragraph" style:parent-style-name="Standard" style:next-style-name="Text_20_body">
      <style:paragraph-properties fo:margin-top="0.63cm" fo:margin-bottom="0.63cm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5.5cm" fo:margin-left="0cm" fo:margin-right="0cm" fo:margin-bottom="1.499cm"/>
      </style:header-style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/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ender-company>INRS-ETE</text:sender-company></text:p>
        <text:p text:style-name="Header_20_left">Page <text:page-number text:select-page="current"/>/<text:page-count>1</text:page-count></text:p>
      </style:header>
    </style:master-page>
    <style:master-page style:name="First_20_Page" style:display-name="First Page" style:page-layout-name="pm2" style:next-style-name="Standard">
      <style:header>
        <text:p text:style-name="Standard"><draw:frame draw:style-name="fr1" draw:name="graphics1" text:anchor-type="paragraph" svg:x="0.004cm" svg:y="0cm" svg:width="13.125cm" svg:height="1.526cm" draw:z-index="1"><draw:image xlink:href="Pictures/10000000000004180000007AC076643E.png" xlink:type="simple" xlink:show="embed" xlink:actuate="onLoad"/></draw:frame></text:p>
      </style:header>
    </style:master-page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6"/>
    <style:master-page style:name="HTML" style:page-layout-name="pm7"/>
    <style:master-page style:name="Footnote" style:page-layout-name="pm8"/>
    <style:master-page style:name="Endnote" style:page-layout-name="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vid Huard</meta:initial-creator>
    <meta:creation-date>2005-10-12T16:14:52</meta:creation-date>
    <dc:date>2008-12-22T22:37:40</dc:date>
    <dc:language>en-US</dc:language>
    <meta:editing-cycles>11</meta:editing-cycles>
    <meta:editing-duration>PT1H48M4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4" meta:word-count="169" meta:character-count="1009"/>
  </office:meta>
</office:document-meta>
</file>